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0.77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2.04cm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stroke="none" svg:stroke-color="#000000" draw:fill="none" draw:fill-color="#ffffff" fo:min-height="1.5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stroke="none" svg:stroke-color="#000000" draw:fill="none" draw:fill-color="#ffffff" fo:min-height="1.528cm"/>
    </style:style>
    <style:style style:name="P1" style:family="paragraph">
      <loext:graphic-properties draw:fill="none"/>
      <style:paragraph-properties fo:text-align="center"/>
      <style:text-properties fo:font-size="16pt"/>
    </style:style>
    <style:style style:name="P2" style:family="paragraph">
      <style:text-properties fo:font-size="16pt"/>
    </style:style>
    <style:style style:name="P3" style:family="paragraph">
      <loext:graphic-properties draw:fill="none" draw:fill-color="#ffffff"/>
      <style:text-properties fo:font-size="16pt"/>
    </style:style>
    <style:style style:name="P4" style:family="paragraph">
      <loext:graphic-properties draw:fill="none" draw:fill-color="#ffffff"/>
      <style:text-properties fo:font-size="16pt"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16pt" fo:font-weight="bold"/>
    </style:style>
    <style:style style:name="T1" style:family="text">
      <style:text-properties style:text-position="-33%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7.477cm" svg:y="2.0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.54cm" svg:height="1.27cm" svg:x="10.017cm" svg:y="2.0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27cm" svg:height="1.27cm" svg:x="8.747cm" svg:y="2.0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27cm" svg:height="1.27cm" svg:x="6.207cm" svg:y="2.0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1.27cm" svg:height="1.27cm" svg:x="6.334cm" svg:y="2.197cm">
          <draw:text-box>
            <text:p text:style-name="P2">L<text:span text:style-name="T1">1</text:span></text:p>
          </draw:text-box>
        </draw:frame>
        <draw:frame draw:style-name="gr3" draw:text-style-name="P3" draw:layer="layout" svg:width="1.27cm" svg:height="1.27cm" svg:x="7.604cm" svg:y="2.197cm">
          <draw:text-box>
            <text:p text:style-name="P2">L<text:span text:style-name="T1">2</text:span></text:p>
          </draw:text-box>
        </draw:frame>
        <draw:frame draw:style-name="gr3" draw:text-style-name="P3" draw:layer="layout" svg:width="1.27cm" svg:height="1.27cm" svg:x="8.874cm" svg:y="2.197cm">
          <draw:text-box>
            <text:p text:style-name="P2">L<text:span text:style-name="T1">3</text:span></text:p>
          </draw:text-box>
        </draw:frame>
        <draw:frame draw:style-name="gr4" draw:text-style-name="P3" draw:layer="layout" svg:width="3.175cm" svg:height="1.8cm" svg:x="9.89cm" svg:y="2.197cm">
          <draw:text-box>
            <text:p text:style-name="P2">non-lang</text:p>
          </draw:text-box>
        </draw:frame>
        <draw:custom-shape draw:style-name="gr1" draw:text-style-name="P1" draw:layer="layout" svg:width="1.27cm" svg:height="1.27cm" svg:x="7.477cm" svg:y="4.6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.54cm" svg:height="1.27cm" svg:x="10.017cm" svg:y="4.6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27cm" svg:height="1.27cm" svg:x="8.747cm" svg:y="4.6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1.27cm" svg:height="1.27cm" svg:x="6.207cm" svg:y="4.6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1.27cm" svg:height="1.27cm" svg:x="6.334cm" svg:y="4.737cm">
          <draw:text-box>
            <text:p text:style-name="P2">L<text:span text:style-name="T1">1</text:span></text:p>
          </draw:text-box>
        </draw:frame>
        <draw:frame draw:style-name="gr3" draw:text-style-name="P3" draw:layer="layout" svg:width="1.27cm" svg:height="1.27cm" svg:x="7.604cm" svg:y="4.737cm">
          <draw:text-box>
            <text:p text:style-name="P2">L<text:span text:style-name="T1">2</text:span></text:p>
          </draw:text-box>
        </draw:frame>
        <draw:frame draw:style-name="gr3" draw:text-style-name="P3" draw:layer="layout" svg:width="1.27cm" svg:height="1.27cm" svg:x="8.874cm" svg:y="4.737cm">
          <draw:text-box>
            <text:p text:style-name="P2">L<text:span text:style-name="T1">3</text:span></text:p>
          </draw:text-box>
        </draw:frame>
        <draw:custom-shape draw:style-name="gr1" draw:text-style-name="P1" xml:id="id2" draw:id="id2" draw:layer="layout" svg:width="1.27cm" svg:height="1.27cm" svg:x="4.937cm" svg:y="4.6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1.27cm" svg:height="1.27cm" svg:x="5.064cm" svg:y="4.737cm">
          <draw:text-box>
            <text:p text:style-name="P2">L<text:span text:style-name="T1">i</text:span></text:p>
          </draw:text-box>
        </draw:frame>
        <draw:connector draw:style-name="gr5" draw:text-style-name="P1" draw:layer="layout" draw:line-skew="-0.134cm" svg:x1="6.842cm" svg:y1="4.61cm" svg:x2="5.572cm" svg:y2="4.61cm" draw:start-shape="id1" draw:start-glue-point="4" draw:end-shape="id2" draw:end-glue-point="4" svg:d="M6842 4610v-635h-1270v635" svg:viewBox="0 0 1271 636">
          <text:p/>
        </draw:connector>
        <draw:custom-shape draw:style-name="gr1" draw:text-style-name="P1" xml:id="id3" draw:id="id3" draw:layer="layout" svg:width="1.27cm" svg:height="1.27cm" svg:x="7.477cm" svg:y="7.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.54cm" svg:height="1.27cm" svg:x="10.017cm" svg:y="7.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27cm" svg:height="1.27cm" svg:x="8.747cm" svg:y="7.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27cm" svg:height="1.27cm" svg:x="6.207cm" svg:y="7.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1.27cm" svg:height="1.27cm" svg:x="6.334cm" svg:y="7.277cm">
          <draw:text-box>
            <text:p text:style-name="P2">L<text:span text:style-name="T1">1</text:span></text:p>
          </draw:text-box>
        </draw:frame>
        <draw:frame draw:style-name="gr3" draw:text-style-name="P3" draw:layer="layout" svg:width="1.27cm" svg:height="1.27cm" svg:x="7.604cm" svg:y="7.277cm">
          <draw:text-box>
            <text:p text:style-name="P2">L<text:span text:style-name="T1">2</text:span></text:p>
          </draw:text-box>
        </draw:frame>
        <draw:frame draw:style-name="gr3" draw:text-style-name="P3" draw:layer="layout" svg:width="1.27cm" svg:height="1.27cm" svg:x="8.874cm" svg:y="7.277cm">
          <draw:text-box>
            <text:p text:style-name="P2">L<text:span text:style-name="T1">3</text:span></text:p>
          </draw:text-box>
        </draw:frame>
        <draw:custom-shape draw:style-name="gr1" draw:text-style-name="P1" xml:id="id4" draw:id="id4" draw:layer="layout" svg:width="1.27cm" svg:height="1.27cm" svg:x="4.937cm" svg:y="7.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1.27cm" svg:height="1.27cm" svg:x="5.064cm" svg:y="7.277cm">
          <draw:text-box>
            <text:p text:style-name="P2">L<text:span text:style-name="T1">i</text:span></text:p>
          </draw:text-box>
        </draw:frame>
        <draw:connector draw:style-name="gr5" draw:text-style-name="P1" draw:layer="layout" draw:line-skew="-0.134cm" svg:x1="8.112cm" svg:y1="7.15cm" svg:x2="5.572cm" svg:y2="7.15cm" draw:start-shape="id3" draw:start-glue-point="4" draw:end-shape="id4" draw:end-glue-point="4" svg:d="M8112 7150v-635h-2540v635" svg:viewBox="0 0 2541 636">
          <text:p/>
        </draw:connector>
        <draw:custom-shape draw:style-name="gr1" draw:text-style-name="P1" draw:layer="layout" svg:width="1.27cm" svg:height="1.27cm" svg:x="7.477cm" svg:y="9.6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.54cm" svg:height="1.27cm" svg:x="10.017cm" svg:y="9.6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1.27cm" svg:height="1.27cm" svg:x="8.747cm" svg:y="9.6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27cm" svg:height="1.27cm" svg:x="6.207cm" svg:y="9.6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1.27cm" svg:height="1.27cm" svg:x="6.334cm" svg:y="9.817cm">
          <draw:text-box>
            <text:p text:style-name="P2">L<text:span text:style-name="T1">1</text:span></text:p>
          </draw:text-box>
        </draw:frame>
        <draw:frame draw:style-name="gr3" draw:text-style-name="P3" draw:layer="layout" svg:width="1.27cm" svg:height="1.27cm" svg:x="7.604cm" svg:y="9.817cm">
          <draw:text-box>
            <text:p text:style-name="P2">L<text:span text:style-name="T1">2</text:span></text:p>
          </draw:text-box>
        </draw:frame>
        <draw:frame draw:style-name="gr3" draw:text-style-name="P3" draw:layer="layout" svg:width="1.27cm" svg:height="1.27cm" svg:x="8.874cm" svg:y="9.817cm">
          <draw:text-box>
            <text:p text:style-name="P2">L<text:span text:style-name="T1">3</text:span></text:p>
          </draw:text-box>
        </draw:frame>
        <draw:custom-shape draw:style-name="gr1" draw:text-style-name="P1" xml:id="id6" draw:id="id6" draw:layer="layout" svg:width="1.27cm" svg:height="1.27cm" svg:x="4.937cm" svg:y="9.6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1.27cm" svg:height="1.27cm" svg:x="5.064cm" svg:y="9.817cm">
          <draw:text-box>
            <text:p text:style-name="P2">L<text:span text:style-name="T1">i</text:span></text:p>
          </draw:text-box>
        </draw:frame>
        <draw:connector draw:style-name="gr5" draw:text-style-name="P1" draw:layer="layout" draw:line-skew="-0.134cm" svg:x1="9.382cm" svg:y1="9.69cm" svg:x2="5.572cm" svg:y2="9.69cm" draw:start-shape="id5" draw:start-glue-point="4" draw:end-shape="id6" draw:end-glue-point="4" svg:d="M9382 9690v-635h-3810v635" svg:viewBox="0 0 3811 636">
          <text:p/>
        </draw:connector>
        <draw:frame draw:style-name="gr6" draw:text-style-name="P4" draw:layer="layout" svg:width="3.148cm" svg:height="0.962cm" svg:x="7.477cm" svg:y="0.8cm">
          <draw:text-box>
            <text:p text:style-name="P2"><text:span text:style-name="T2">Features</text:span></text:p>
          </draw:text-box>
        </draw:frame>
        <draw:frame draw:style-name="gr7" draw:text-style-name="P4" draw:layer="layout" svg:width="2.195cm" svg:height="0.962cm" svg:x="2.524cm" svg:y="0.8cm">
          <draw:text-box>
            <text:p text:style-name="P2"><text:span text:style-name="T2">Class</text:span></text:p>
          </draw:text-box>
        </draw:frame>
        <draw:frame draw:style-name="gr8" draw:text-style-name="P5" draw:layer="layout" svg:width="1.171cm" svg:height="0.962cm" svg:x="1.127cm" svg:y="2.07cm">
          <draw:text-box>
            <text:p text:style-name="P2"><text:span text:style-name="T3">A)</text:span></text:p>
          </draw:text-box>
        </draw:frame>
        <draw:frame draw:style-name="gr8" draw:text-style-name="P4" draw:layer="layout" svg:width="1.171cm" svg:height="0.962cm" svg:x="1.127cm" svg:y="4.61cm">
          <draw:text-box>
            <text:p text:style-name="P2"><text:span text:style-name="T2">B)</text:span></text:p>
          </draw:text-box>
        </draw:frame>
        <draw:frame draw:style-name="gr9" draw:text-style-name="P3" draw:layer="layout" svg:width="1.205cm" svg:height="0.962cm" svg:x="3.032cm" svg:y="2.07cm">
          <draw:text-box>
            <text:p text:style-name="P2">L2</text:p>
          </draw:text-box>
        </draw:frame>
        <draw:frame draw:style-name="gr10" draw:text-style-name="P3" draw:layer="layout" svg:width="0.853cm" svg:height="0.962cm" svg:x="3.195cm" svg:y="4.737cm">
          <draw:text-box>
            <text:p text:style-name="P2">0</text:p>
          </draw:text-box>
        </draw:frame>
        <draw:frame draw:style-name="gr10" draw:text-style-name="P3" draw:layer="layout" svg:width="0.853cm" svg:height="0.962cm" svg:x="3.159cm" svg:y="7.277cm">
          <draw:text-box>
            <text:p text:style-name="P2">1</text:p>
          </draw:text-box>
        </draw:frame>
        <draw:frame draw:style-name="gr11" draw:text-style-name="P3" draw:layer="layout" svg:width="0.853cm" svg:height="0.962cm" svg:x="3.195cm" svg:y="9.817cm">
          <draw:text-box>
            <text:p text:style-name="P2">0</text:p>
          </draw:text-box>
        </draw:frame>
        <draw:frame draw:style-name="gr4" draw:text-style-name="P3" draw:layer="layout" svg:width="3.175cm" svg:height="1.8cm" svg:x="9.89cm" svg:y="4.737cm">
          <draw:text-box>
            <text:p text:style-name="P2">non-lang</text:p>
          </draw:text-box>
        </draw:frame>
        <draw:frame draw:style-name="gr12" draw:text-style-name="P3" draw:layer="layout" svg:width="3.175cm" svg:height="1.778cm" svg:x="9.89cm" svg:y="7.277cm">
          <draw:text-box>
            <text:p text:style-name="P2">non-lang</text:p>
          </draw:text-box>
        </draw:frame>
        <draw:frame draw:style-name="gr4" draw:text-style-name="P3" draw:layer="layout" svg:width="3.175cm" svg:height="1.8cm" svg:x="9.89cm" svg:y="9.795cm">
          <draw:text-box>
            <text:p text:style-name="P2">non-la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0T10:15:28.177671000</meta:creation-date>
    <dc:date>2016-02-10T11:40:42.666607000</dc:date>
    <meta:editing-duration>PT27M56S</meta:editing-duration>
    <meta:editing-cycles>4</meta:editing-cycles>
    <meta:generator>LibreOffice/5.0.4.2$MacOSX_X86_64 LibreOffice_project/2b9802c1994aa0b7dc6079e128979269cf95bc78</meta:generator>
    <meta:document-statistic meta:object-count="49"/>
  </office:meta>
</office:document-meta>
</file>